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p 1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ze<text:s/></text:p>
          </table:table-cell>
          <table:table-cell office:value-type="float" office:value="-252" table:style-name="ce1">
            <text:p>-252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h</text:p>
          </table:table-cell>
          <table:table-cell office:value-type="float" office:value="13.3" table:style-name="ce1">
            <text:p>13.3</text:p>
          </table:table-cell>
          <table:table-cell office:value-type="float" office:value="177.78" table:style-name="ce1">
            <text:p>177.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ness</text:p>
          </table:table-cell>
          <table:table-cell office:value-type="float" office:value="-198.3" table:style-name="ce1">
            <text:p>-198.3</text:p>
          </table:table-cell>
          <table:table-cell office:value-type="float" office:value="1572.92" table:style-name="ce1">
            <text:p>1572.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gortihm Total</text:p>
          </table:table-cell>
          <table:table-cell table:style-name="ce1"/>
          <table:table-cell office:value-type="float" office:value="3020.7" table:formula="of:=SUM([.D3:.D5])" table:style-name="ce1">
            <text:p>3020.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p 2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ze<text:s/></text:p>
          </table:table-cell>
          <table:table-cell office:value-type="float" office:value="-252" table:style-name="ce1">
            <text:p>-252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h</text:p>
          </table:table-cell>
          <table:table-cell office:value-type="float" office:value="13.3" table:style-name="ce1">
            <text:p>13.3</text:p>
          </table:table-cell>
          <table:table-cell office:value-type="float" office:value="177.78" table:style-name="ce1">
            <text:p>177.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ness</text:p>
          </table:table-cell>
          <table:table-cell office:value-type="float" office:value="-198.3" table:style-name="ce1">
            <text:p>-198.3</text:p>
          </table:table-cell>
          <table:table-cell office:value-type="float" office:value="1572.92" table:style-name="ce1">
            <text:p>1572.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gortihm Total</text:p>
          </table:table-cell>
          <table:table-cell table:style-name="ce1"/>
          <table:table-cell office:value-type="float" office:value="3020.7" table:formula="of:=SUM([.D9:.D11])" table:style-name="ce1">
            <text:p>3020.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p 3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ze<text:s/></text:p>
          </table:table-cell>
          <table:table-cell office:value-type="float" office:value="-200" table:style-name="ce1">
            <text:p>-200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h</text:p>
          </table:table-cell>
          <table:table-cell office:value-type="float" office:value="333.3" table:style-name="ce1">
            <text:p>333.3</text:p>
          </table:table-cell>
          <table:table-cell office:value-type="float" office:value="2222.1999999999998" table:style-name="ce1">
            <text:p>2222.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ness</text:p>
          </table:table-cell>
          <table:table-cell office:value-type="float" office:value="40.4" table:style-name="ce1">
            <text:p>40.4</text:p>
          </table:table-cell>
          <table:table-cell office:value-type="float" office:value="65.3" table:style-name="ce1">
            <text:p>65.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gortihm Total</text:p>
          </table:table-cell>
          <table:table-cell table:style-name="ce1"/>
          <table:table-cell office:value-type="float" office:value="3887.5" table:formula="of:=SUM([.D15:.D17])" table:style-name="ce1">
            <text:p>3887.5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am</meta:initial-creator>
    <dc:creator>admin</dc:creator>
    <meta:creation-date>2018-04-11T07:36:11Z</meta:creation-date>
    <dc:date>2018-04-11T11:49:36Z</dc:date>
  </office:meta>
</office:document-meta>
</file>